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list text:style-name="L2">
        <text:list-item>
          <text:p text:style-name="P2">GitHub Username: Kmoney9</text:p>
        </text:list-item>
        <text:list-item>
          <text:p text:style-name="P2">Team name: Team Alpha</text:p>
        </text:list-item>
        <text:list-item>
          <text:p text:style-name="P2">Today's date: July 6, 2016</text:p>
        </text:list-item>
      </text:list>
      <text:h text:style-name="Heading_20_1" text:outline-level="1">What tools have you we worked with so far in this class?</text:h>
      <text:p text:style-name="First_20_paragraph">pandoc seems very helpful</text:p>
      <text:h text:style-name="Heading_20_1" text:outline-level="1">Which have you found most potentially useful?</text:h>
      <text:p text:style-name="First_20_paragraph">The tool that i've found most useful was using githubithub</text:p>
      <text:h text:style-name="Heading_20_2" text:outline-level="2">Why?</text:h>
      <text:p text:style-name="First_20_paragraph">i say this because everything id there</text:p>
      <text:h text:style-name="Heading_20_1" text:outline-level="1">What tools have been the most difficult to learn?</text:h>
      <text:p text:style-name="First_20_paragraph">The tools that i found most difficult to learn is pandoc at times</text:p>
      <text:h text:style-name="Heading_20_1" text:outline-level="1">Why have they been particularly difficult to learn and use?</text:h>
      <text:p text:style-name="First_20_paragraph">just the fact that we are just starting to use it</text:p>
      <text:h text:style-name="Heading_20_1" text:outline-level="1">What tools would you like to learn more about?</text:h>
      <text:p text:style-name="First_20_paragraph">I want to learn more about the tool pandoc</text:p>
      <text:p text:style-name="Horizontal_20_Line"/>
      <text:p text:style-name="First_20_paragraph"><text:span text:style-name="T3">When</text:span><text:span text:style-name="T4"> </text:span><text:span text:style-name="T5">you</text:span><text:span text:style-name="T6"> </text:span><text:span text:style-name="T7">are</text:span><text:span text:style-name="T8"> </text:span><text:span text:style-name="T9">finished</text:span><text:span text:style-name="T10"> </text:span><text:span text:style-name="T11">with</text:span><text:span text:style-name="T12"> </text:span><text:span text:style-name="T13">the</text:span><text:span text:style-name="T14"> </text:span><text:span text:style-name="T15">questions</text:span><text:span text:style-name="T16"> </text:span><text:span text:style-name="T17">in</text:span><text:span text:style-name="T18"> </text:span><text:span text:style-name="T19">file:</text:span></text:p>
      <text:list text:style-name="L3">
        <text:list-item>
          <text:p text:style-name="P3">I want you to change the name of the file to your GitHub username.</text:p>
        </text:list-item>
        <text:list-item>
          <text:p text:style-name="P3">You will then work as a group to convert the file to HTML, DOCX, and ODT formats, per the instructions in class.</text:p>
        </text:list-item>
        <text:list-item>
          <text:p text:style-name="P3">Then I want you to add, commit, and push your changes.</text:p>
        </text:list-item>
        <text:list-item>
          <text:p text:style-name="P3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